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-asian="Calibri2" style:font-name-complex="Calibri2"/>
    </style:style>
    <style:style style:name="P3" style:family="paragraph" style:parent-style-name="Standard">
      <style:text-properties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P4" style:family="paragraph" style:parent-style-name="Standard">
      <style:text-properties officeooo:paragraph-rsid="0030387c"/>
    </style:style>
    <style:style style:name="P5" style:family="paragraph" style:parent-style-name="Standard">
      <style:paragraph-properties fo:margin-top="0in" fo:margin-bottom="0in" loext:contextual-spacing="false" fo:break-before="page"/>
      <style:text-properties style:font-name="Calibri1" fo:font-size="12pt" fo:font-weight="bold" officeooo:paragraph-rsid="0024bf29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loext:contextual-spacing="false" fo:break-before="page"/>
      <style:text-properties fo:font-size="12pt" fo:font-weight="bold" officeooo:paragraph-rsid="001e7070" style:font-name-asian="Calibri2" style:font-size-asian="12pt" style:font-weight-asian="bold" style:font-name-complex="Calibri2" style:font-size-complex="12pt" style:font-weight-complex="bold"/>
    </style:style>
    <style:style style:name="P7" style:family="paragraph" style:parent-style-name="Standard">
      <style:paragraph-properties fo:margin-top="0in" fo:margin-bottom="0in" loext:contextual-spacing="false"/>
      <style:text-properties fo:font-size="12pt" fo:font-weight="normal" officeooo:rsid="0030b9a5" officeooo:paragraph-rsid="0030b9a5" style:font-name-asian="Calibri2" style:font-size-asian="12pt" style:font-weight-asian="normal" style:font-name-complex="Calibri2" style:font-size-complex="12pt" style:font-weight-complex="normal"/>
    </style:style>
    <style:style style:name="P8" style:family="paragraph" style:parent-style-name="Standard">
      <style:paragraph-properties fo:margin-top="0in" fo:margin-bottom="0in" loext:contextual-spacing="false"/>
      <style:text-properties fo:font-size="12pt" fo:font-weight="normal" officeooo:rsid="0049532a" officeooo:paragraph-rsid="0049532a" style:font-name-asian="Calibri2" style:font-size-asian="12pt" style:font-weight-asian="normal" style:font-name-complex="Calibri2" style:font-size-complex="12pt" style:font-weight-complex="normal"/>
    </style:style>
    <style:style style:name="P9" style:family="paragraph" style:parent-style-name="Standard">
      <style:paragraph-properties fo:margin-top="0in" fo:margin-bottom="0in" loext:contextual-spacing="false"/>
      <style:text-properties fo:font-size="12pt" fo:font-weight="normal" officeooo:rsid="004fdb00" officeooo:paragraph-rsid="004fdb00" style:font-name-asian="Calibri2" style:font-size-asian="12pt" style:font-weight-asian="normal" style:font-name-complex="Calibri2" style:font-size-complex="12pt" style:font-weight-complex="normal"/>
    </style:style>
    <style:style style:name="P10" style:family="paragraph" style:parent-style-name="Standard">
      <style:paragraph-properties fo:margin-top="0in" fo:margin-bottom="0in" loext:contextual-spacing="false"/>
      <style:text-properties fo:font-size="12pt" fo:font-weight="bold" officeooo:paragraph-rsid="0030b9a5" style:font-name-asian="Calibri2" style:font-size-asian="12pt" style:font-weight-asian="bold" style:font-name-complex="Calibri2" style:font-size-complex="12pt" style:font-weight-complex="bold"/>
    </style:style>
    <style:style style:name="P11" style:family="paragraph" style:parent-style-name="Standard">
      <style:paragraph-properties fo:margin-top="0in" fo:margin-bottom="0in" loext:contextual-spacing="false"/>
      <style:text-properties fo:font-size="12pt" fo:font-weight="bold" officeooo:rsid="0030b9a5" officeooo:paragraph-rsid="0030b9a5" style:font-name-asian="Calibri2" style:font-size-asian="12pt" style:font-weight-asian="bold" style:font-name-complex="Calibri2" style:font-size-complex="12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style:writing-mode="lr-tb"/>
      <style:text-properties fo:font-size="10pt" fo:language="en" fo:country="US" fo:font-weight="normal" officeooo:rsid="0040c30b" officeooo:paragraph-rsid="0040c30b" style:font-name-asian="Calibri2" style:font-size-asian="8.75pt" style:font-weight-asian="normal" style:font-name-complex="Calibri2" style:font-size-complex="10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style:writing-mode="lr-tb"/>
      <style:text-properties fo:font-size="15pt" fo:language="en" fo:country="US" fo:font-weight="normal" officeooo:rsid="0040c30b" officeooo:paragraph-rsid="0040c30b" style:font-name-asian="Calibri2" style:font-size-asian="13.1000003814697pt" style:font-weight-asian="normal" style:font-name-complex="Calibri2" style:font-size-complex="15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style:writing-mode="lr-tb"/>
      <style:text-properties fo:font-size="15pt" fo:language="en" fo:country="US" fo:font-weight="normal" officeooo:rsid="0040c30b" officeooo:paragraph-rsid="0041de3f" style:font-name-asian="Calibri2" style:font-size-asian="13.1000003814697pt" style:font-weight-asian="normal" style:font-name-complex="Calibri2" style:font-size-complex="15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style:writing-mode="lr-tb"/>
      <style:text-properties fo:font-size="15pt" fo:language="en" fo:country="US" fo:font-weight="normal" officeooo:rsid="0041399b" officeooo:paragraph-rsid="0041399b" style:font-name-asian="Calibri2" style:font-size-asian="13.1000003814697pt" style:font-weight-asian="normal" style:font-name-complex="Calibri2" style:font-size-complex="15pt" style:font-weight-complex="normal"/>
    </style:style>
    <style:style style:name="P16" style:family="paragraph" style:parent-style-name="Standard">
      <style:paragraph-properties fo:margin-left="0.4917in" fo:margin-right="0in" fo:text-indent="0in" style:auto-text-indent="false"/>
      <style:text-properties officeooo:rsid="00298460" officeooo:paragraph-rsid="0049532a" style:font-name-asian="Calibri2" style:font-name-complex="Calibri2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8" style:family="paragraph" style:parent-style-name="Standard">
      <style:paragraph-properties fo:break-before="page"/>
      <style:text-properties fo:font-size="12pt" fo:language="en" fo:country="US" fo:font-weight="bold" officeooo:rsid="0040c30b" officeooo:paragraph-rsid="0040c30b" style:font-name-asian="Calibri2" style:font-size-asian="12pt" style:font-weight-asian="bold" style:font-name-complex="Calibri2" style:font-size-complex="12pt" style:font-weight-complex="bold"/>
    </style:style>
    <style:style style:name="P19" style:family="paragraph" style:parent-style-name="Standard" style:list-style-name="L2">
      <style:paragraph-properties fo:margin-top="0in" fo:margin-bottom="0in" loext:contextual-spacing="false"/>
      <style:text-properties fo:font-size="10pt" fo:font-weight="normal" officeooo:rsid="0030b9a5" officeooo:paragraph-rsid="0030b9a5" style:font-name-asian="Calibri2" style:font-size-asian="8.75pt" style:font-weight-asian="normal" style:font-name-complex="Calibri2" style:font-size-complex="10pt" style:font-weight-complex="normal"/>
    </style:style>
    <style:style style:name="P20" style:family="paragraph" style:parent-style-name="Standard" style:list-style-name="L2">
      <style:paragraph-properties fo:margin-top="0in" fo:margin-bottom="0in" loext:contextual-spacing="false"/>
      <style:text-properties officeooo:paragraph-rsid="003b768f"/>
    </style:style>
    <style:style style:name="P21" style:family="paragraph" style:parent-style-name="Standard" style:list-style-name="L3">
      <style:paragraph-properties fo:margin-top="0in" fo:margin-bottom="0in" loext:contextual-spacing="false"/>
      <style:text-properties fo:font-size="12pt" fo:font-weight="normal" officeooo:rsid="0030b9a5" officeooo:paragraph-rsid="0032b184" style:font-name-asian="Calibri2" style:font-size-asian="12pt" style:font-weight-asian="normal" style:font-name-complex="Calibri2" style:font-size-complex="12pt" style:font-weight-complex="normal"/>
    </style:style>
    <style:style style:name="P22" style:family="paragraph" style:parent-style-name="Standard" style:list-style-name="L3">
      <style:paragraph-properties fo:margin-top="0in" fo:margin-bottom="0in" loext:contextual-spacing="false"/>
      <style:text-properties fo:font-size="12pt" fo:font-weight="normal" officeooo:rsid="0030b9a5" officeooo:paragraph-rsid="0030ba6a" style:font-name-asian="Calibri2" style:font-size-asian="12pt" style:font-weight-asian="normal" style:font-name-complex="Calibri2" style:font-size-complex="12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style:writing-mode="lr-tb"/>
      <style:text-properties fo:font-size="10pt" fo:language="en" fo:country="US" fo:font-weight="normal" officeooo:rsid="0040c30b" officeooo:paragraph-rsid="0053a686" style:font-name-asian="Calibri2" style:font-size-asian="8.75pt" style:font-weight-asian="normal" style:font-name-complex="Calibri2" style:font-size-complex="10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style:writing-mode="lr-tb"/>
      <style:text-properties fo:font-size="10pt" fo:language="en" fo:country="US" fo:font-weight="normal" officeooo:rsid="0040c30b" officeooo:paragraph-rsid="0054a19f" style:font-name-asian="Calibri2" style:font-size-asian="8.75pt" style:font-weight-asian="normal" style:font-name-complex="Calibri2" style:font-size-complex="10pt" style:font-weight-complex="normal"/>
    </style:style>
    <style:style style:name="P25" style:family="paragraph" style:parent-style-name="List_20_Paragraph" style:list-style-name="L1">
      <style:text-properties fo:language="en" fo:country="US" officeooo:rsid="002f0e4b" officeooo:paragraph-rsid="002f0e4b"/>
    </style:style>
    <style:style style:name="P26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2f0e4b" officeooo:paragraph-rsid="002f0e4b" style:font-name-asian="Calibri2" style:font-name-complex="Calibri2"/>
    </style:style>
    <style:style style:name="T1" style:family="text">
      <style:text-properties style:font-name-asian="Calibri2" style:font-name-complex="Calibri2"/>
    </style:style>
    <style:style style:name="T2" style:family="text">
      <style:text-properties officeooo:rsid="00107acc" style:font-name-asian="Calibri2" style:font-name-complex="Calibri2"/>
    </style:style>
    <style:style style:name="T3" style:family="text">
      <style:text-properties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T4" style:family="text">
      <style:text-properties fo:font-size="12pt" fo:font-weight="bold" officeooo:rsid="0030387c" style:font-name-asian="Calibri2" style:font-size-asian="12pt" style:font-weight-asian="bold" style:font-name-complex="Calibri2" style:font-size-complex="12pt" style:font-weight-complex="bold"/>
    </style:style>
    <style:style style:name="T5" style:family="text">
      <style:text-properties officeooo:rsid="0024bf29"/>
    </style:style>
    <style:style style:name="T6" style:family="text">
      <style:text-properties officeooo:rsid="0034860a"/>
    </style:style>
    <style:style style:name="T7" style:family="text">
      <style:text-properties officeooo:rsid="00368f75"/>
    </style:style>
    <style:style style:name="T8" style:family="text">
      <style:text-properties fo:font-size="10pt" fo:font-weight="normal" officeooo:rsid="0030b9a5" style:font-name-asian="Calibri2" style:font-size-asian="8.75pt" style:font-weight-asian="normal" style:font-name-complex="Calibri2" style:font-size-complex="10pt" style:font-weight-complex="normal"/>
    </style:style>
    <style:style style:name="T9" style:family="text">
      <style:text-properties fo:font-size="10pt" fo:font-weight="normal" officeooo:rsid="0034860a" style:font-name-asian="Calibri2" style:font-size-asian="8.75pt" style:font-weight-asian="normal" style:font-name-complex="Calibri2" style:font-size-complex="10pt" style:font-weight-complex="normal"/>
    </style:style>
    <style:style style:name="T10" style:family="text">
      <style:text-properties fo:font-size="10pt" fo:font-weight="normal" officeooo:rsid="0040c30b" style:font-name-asian="Calibri2" style:font-size-asian="8.75pt" style:font-weight-asian="normal" style:font-name-complex="Calibri2" style:font-size-complex="10pt" style:font-weight-complex="normal"/>
    </style:style>
    <style:style style:name="T11" style:family="text">
      <style:text-properties fo:font-size="10pt" style:font-size-asian="8.75pt" style:font-size-complex="10pt"/>
    </style:style>
    <style:style style:name="T12" style:family="text">
      <style:text-properties fo:font-size="10pt" officeooo:rsid="0041de3f" style:font-size-asian="8.75pt" style:font-size-complex="10pt"/>
    </style:style>
    <style:style style:name="T13" style:family="text">
      <style:text-properties fo:font-size="10pt" officeooo:rsid="0041399b" style:font-size-asian="8.75pt" style:font-size-complex="10pt"/>
    </style:style>
    <style:style style:name="T14" style:family="text">
      <style:text-properties officeooo:rsid="003f2847"/>
    </style:style>
    <style:style style:name="T15" style:family="text">
      <style:text-properties officeooo:rsid="0040c30b"/>
    </style:style>
    <style:style style:name="T16" style:family="text">
      <style:text-properties officeooo:rsid="00430e1f"/>
    </style:style>
    <style:style style:name="T17" style:family="text">
      <style:text-properties fo:language="en" fo:country="US" officeooo:rsid="004a5153"/>
    </style:style>
    <style:style style:name="T18" style:family="text">
      <style:text-properties fo:language="en" fo:country="US" officeooo:rsid="004b3f4c"/>
    </style:style>
    <style:style style:name="T19" style:family="text">
      <style:text-properties fo:language="en" fo:country="US" officeooo:rsid="004cd02e"/>
    </style:style>
    <style:style style:name="T20" style:family="text">
      <style:text-properties officeooo:rsid="004a5153"/>
    </style:style>
    <style:style style:name="T21" style:family="text">
      <style:text-properties officeooo:rsid="0051a857"/>
    </style:style>
    <style:style style:name="T22" style:family="text">
      <style:text-properties officeooo:rsid="0053a686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ЛАБОРАТОРНАЯ РАБОТА №<text:span text:style-name="T14">3</text:span></text:p>
      <text:p text:style-name="P1"><text:span text:style-name="T1">Выполнил: </text:span><text:span text:style-name="T2">Лукин Б.А.</text:span><text:span text:style-name="T1">, группа 1520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НГУ 2017 г.</text:p>
      <text:p text:style-name="P1"><text:soft-page-break/></text:p>
      <text:p text:style-name="P1"/>
      <text:p text:style-name="P3">Цел<text:span text:style-name="T5">ь</text:span> работы :</text:p>
      <text:list xml:id="list1274903999" text:style-name="WWNum1">
        <text:list-header>
          <text:p text:style-name="P26"><text:span text:style-name="T14">Н</text:span>аучиться <text:s text:c="2"/>определять <text:s text:c="2"/>параметры <text:s text:c="2"/>динамического <text:s text:c="2"/>предсказателя <text:s text:c="2"/>переходов микропроцессора.</text:p>
        </text:list-header>
      </text:list>
      <text:p text:style-name="P4"><text:span text:style-name="T4">Постановка задачи</text:span><text:span text:style-name="T3">:</text:span></text:p>
      <text:list xml:id="list455926455" text:style-name="L1">
        <text:list-item>
          <text:p text:style-name="P25">Спроектируйте <text:s/>и <text:s/>напишите <text:s/>программу, <text:s/>определяющую параметры <text:s/>предсказателя переходов (наличие локального и глобального предсказателей, размеры их истории переходов).</text:p>
        </text:list-item>
        <text:list-item>
          <text:p text:style-name="P25">Определите параметры предсказателя <text:s/>переходов <text:s/>для <text:s/>двух <text:s/>микропроцессоров <text:s/>с разными <text:s/>микроархитектурами. <text:s/>Полученные результаты <text:s/>сравните <text:s/>с <text:s/>реальными характеристиками. По результатам работы сделайте вывод.</text:p>
        </text:list-item>
      </text:list>
      <text:p text:style-name="P18">Листинги ключевых мест:</text:p>
      <text:p text:style-name="P13">0</text:p>
      <text:p text:style-name="P12"><text:s text:c="12"/>for (int L = 1; L &lt; maxL; ++L) {</text:p>
      <text:p text:style-name="P12"><text:s text:c="16"/>ull start, end, min = __UINT64_MAX__;</text:p>
      <text:p text:style-name="P12"><text:s text:c="16"/>for (int i = 0; i &lt; 10000; ++i) {</text:p>
      <text:p text:style-name="P12"><text:s text:c="20"/>start = rdtsc();</text:p>
      <text:p text:style-name="P12"><text:s text:c="20"/>for (int j = 0; j &lt; iter; ++j) {</text:p>
      <text:p text:style-name="P23"><text:s text:c="24"/>if (j%(L) <text:span text:style-name="T21">=</text:span>= <text:span text:style-name="T21">0</text:span>) a = 0; else a=1; // <text:span text:style-name="T22">на westmere &lt;= 1</text:span></text:p>
      <text:p text:style-name="P12"><text:s text:c="20"/>}</text:p>
      <text:p text:style-name="P12"><text:s text:c="20"/>end = rdtsc();</text:p>
      <text:p text:style-name="P12"><text:s text:c="20"/>cout &lt;&lt; a%2 &lt;&lt; "\b \b";</text:p>
      <text:p text:style-name="P12"><text:s text:c="20"/>min = min &lt; end - start ? min : end - start;</text:p>
      <text:p text:style-name="P12"><text:s text:c="16"/>}</text:p>
      <text:p text:style-name="P12"><text:s text:c="16"/>cout &lt;&lt; fixed &lt;&lt; (double)min / iter &lt;&lt; ",";</text:p>
      <text:p text:style-name="P12"><text:s text:c="12"/>}</text:p>
      <text:p text:style-name="P13">2</text:p>
      <text:p text:style-name="P12"><text:s text:c="12"/>for (int L = 1; L &lt; maxL; ++L) {</text:p>
      <text:p text:style-name="P12"><text:s text:c="16"/>ull start, end, min = __UINT64_MAX__;</text:p>
      <text:p text:style-name="P12"><text:s text:c="16"/>for (int i = 0; i &lt; 10000; ++i) {</text:p>
      <text:p text:style-name="P12"><text:s text:c="20"/>start = rdtsc();</text:p>
      <text:p text:style-name="P12"><text:s text:c="20"/>for (int j = 0; j &lt; iter; ++j) {</text:p>
      <text:p text:style-name="P12"><text:s text:c="24"/>if (i&lt;0) a=1; else a=0;</text:p>
      <text:p text:style-name="P12"><text:s text:c="24"/>if (i&lt;0) a=1; else a=0;</text:p>
      <text:p text:style-name="P24"><text:s text:c="24"/>if (j%(L) <text:span text:style-name="T21">== 0</text:span>) a = 0; else a=1; // <text:span text:style-name="T22">на westmere &lt;= 1</text:span></text:p>
      <text:p text:style-name="P12"><text:s text:c="20"/>}</text:p>
      <text:p text:style-name="P12"><text:s text:c="20"/>end = rdtsc();</text:p>
      <text:p text:style-name="P12"><text:s text:c="20"/>cout &lt;&lt; a%2 &lt;&lt; "\b \b";</text:p>
      <text:p text:style-name="P12"><text:s text:c="20"/>min = min &lt; end - start ? min : end - start;</text:p>
      <text:p text:style-name="P12"><text:s text:c="16"/>}</text:p>
      <text:p text:style-name="P12"><text:s text:c="16"/>cout &lt;&lt; fixed &lt;&lt; (double)min / iter &lt;&lt; ",";</text:p>
      <text:p text:style-name="P12"><text:s text:c="12"/>}</text:p>
      <text:p text:style-name="P14">12 <text:span text:style-name="T13">аналогично с 1</text:span><text:span text:style-name="T12">2</text:span><text:span text:style-name="T13"> ложными условиями</text:span></text:p>
      <text:p text:style-name="P15">18 <text:span text:style-name="T11">аналогично с 18 ложными условиями</text:span></text:p>
      <text:p text:style-name="P5">Описание тестируемой архитектуры</text:p>
      <text:list xml:id="list3115920408" text:style-name="L2">
        <text:list-item>
          <text:p text:style-name="P19">Intel <text:span text:style-name="T15">Celeron N3050</text:span> <text:span text:style-name="T6">(Airmont)</text:span></text:p>
        </text:list-item>
        <text:list-item>
          <text:p text:style-name="P20"><text:span text:style-name="T8">Intel </text:span><text:span text:style-name="T10">Xeon</text:span><text:span text:style-name="T8"> </text:span><text:span text:style-name="T10">x5660</text:span><text:span text:style-name="T8"> </text:span><text:span text:style-name="T9">(</text:span><text:span text:style-name="T10">Westmere</text:span><text:span text:style-name="T9">)</text:span></text:p>
        </text:list-item>
      </text:list>
      <text:p text:style-name="P11">Результаты</text:p>
      <text:p text:style-name="P9">Пользуясь методом определения структуры предсказателя переходов, описаном в статье</text:p>
      <text:list xml:id="list3201533944" text:style-name="L3">
        <text:list-item>
          <text:p text:style-name="P21">полученные: <text:span text:style-name="T15">размер буфера глобальной истории: 7; локальная история &gt;= 0. теоретические характеристики: неизвестны.</text:span></text:p>
        </text:list-item>
        <text:list-item>
          <text:p text:style-name="P22">полученные: <text:span text:style-name="T15">размер буфера глобальной истории: 18; размер буфера локальной истории: &gt;=2. теоретические характеристики: 18 и неизвестная соответственно.</text:span></text:p>
        </text:list-item>
      </text:list>
      <text:p text:style-name="P7"/>
      <text:p text:style-name="P8">На графике показано количиство тактов за итерацию <text:span text:style-name="T20">в зависимости </text:span><text:span text:style-name="T18">от длины spy branch, </text:span><text:span text:style-name="T19">кол-во dummy branch указано в названиях линий</text:span><text:span text:style-name="T17">.</text:span></text:p>
      <text:p text:style-name="P10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Вывод по результатам лабораторной работы.</text:p>
      <text:p text:style-name="P16">Я <text:span text:style-name="T7">научился определять параметры динамического предсказателя переходов микропроцессора и определил их для двух разных микропроцессорв. Для первого теоретические данные отсутствуют. Для вторго процессора полученные данные о глобальной истории совпали с теоретическими, теоритических данных о втором предсказателе не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82in" fo:margin-bottom="1in" fo:margin-left="0.5626in" fo:margin-right="0.539in" style:writing-mode="lr-tb" style:layout-grid-color="#c0c0c0" style:layout-grid-lines="39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5</meta:editing-cycles>
    <meta:creation-date>2012-08-07T04:01:00</meta:creation-date>
    <dc:date>2017-12-20T17:40:11.165345991</dc:date>
    <dc:language>ru-RU</dc:language>
    <meta:editing-duration>P2DT20H43M27S</meta:editing-duration>
    <meta:generator>LibreOffice/5.4.2.2$Linux_X86_64 LibreOffice_project/40m0$Build-2</meta:generator>
    <meta:document-statistic meta:table-count="0" meta:image-count="0" meta:object-count="1" meta:page-count="5" meta:paragraph-count="51" meta:word-count="381" meta:character-count="2820" meta:non-whitespace-character-count="1959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97cm" svg:y="3.204cm" style:legend-expansion="high" chart:style-name="ch2"/>
        <chart:plot-area chart:style-name="ch3" chart:data-source-has-labels="both" svg:x="1.33cm" svg:y="0.179cm" svg:width="11.048cm" svg:height="7.66cm">
          <chartooo:coordinate-region svg:x="1.951cm" svg:y="0.378cm" svg:width="10.24cm" svg:height="6.814cm"/>
          <chart:axis chart:dimension="x" chart:name="primary-x" chart:style-name="ch4" chartooo:axis-type="text">
            <chart:title svg:x="6.704cm" svg:y="8.018cm" chart:style-name="ch5">
              <text:p>L</text:p>
            </chart:title>
            <chart:categories table:cell-range-address="local-table.$A$2:.$A$13"/>
          </chart:axis>
          <chart:axis chart:dimension="y" chart:name="primary-y" chart:style-name="ch4">
            <chart:title svg:x="0.451cm" svg:y="4.516cm" chart:style-name="ch6">
              <text:p>clocks</text:p>
            </chart:title>
            <chart:grid chart:style-name="ch7" chart:class="major"/>
          </chart:axis>
          <chart:series chart:style-name="ch8" chart:values-cell-range-address="local-table.$B$2:.$B$13" chart:label-cell-address="local-table.$B$1" chart:class="chart:line">
            <chart:data-point chart:repeated="12"/>
          </chart:series>
          <chart:series chart:style-name="ch9" chart:values-cell-range-address="local-table.$C$2:.$C$13" chart:label-cell-address="local-table.$C$1" chart:class="chart:line">
            <chart:data-point chart:repeated="12"/>
          </chart:series>
          <chart:series chart:style-name="ch10" chart:values-cell-range-address="local-table.$D$2:.$D$13" chart:label-cell-address="local-table.$D$1" chart:class="chart:line">
            <chart:data-point chart:repeated="12"/>
          </chart:series>
          <chart:series chart:style-name="ch11" chart:values-cell-range-address="local-table.$E$2:.$E$13" chart:label-cell-address="local-table.$E$1" chart:class="chart:line">
            <chart:data-point chart:repeated="12"/>
          </chart:series>
          <chart:series chart:style-name="ch12" chart:values-cell-range-address="local-table.$F$2:.$F$13" chart:label-cell-address="local-table.$F$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rmont 0</text:p>
              </table:table-cell>
              <table:table-cell office:value-type="string">
                <text:p>airmont 2</text:p>
              </table:table-cell>
              <table:table-cell office:value-type="string">
                <text:p>airmont 12</text:p>
              </table:table-cell>
              <table:table-cell office:value-type="string">
                <text:p>westmere 0</text:p>
              </table:table-cell>
              <table:table-cell office:value-type="string">
                <text:p>westmere 1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4">
                <text:p>34.414</text:p>
              </table:table-cell>
              <table:table-cell office:value-type="float" office:value="36.636">
                <text:p>36.636</text:p>
              </table:table-cell>
              <table:table-cell office:value-type="float" office:value="50.526">
                <text:p>50.526</text:p>
              </table:table-cell>
              <table:table-cell office:value-type="float" office:value="10.04358">
                <text:p>10.04358</text:p>
              </table:table-cell>
              <table:table-cell office:value-type="float" office:value="49.30473">
                <text:p>49.304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268">
                <text:p>33.268</text:p>
              </table:table-cell>
              <table:table-cell office:value-type="float" office:value="36.232">
                <text:p>36.232</text:p>
              </table:table-cell>
              <table:table-cell office:value-type="float" office:value="64.034">
                <text:p>64.034</text:p>
              </table:table-cell>
              <table:table-cell office:value-type="float" office:value="11.23377">
                <text:p>11.23377</text:p>
              </table:table-cell>
              <table:table-cell office:value-type="float" office:value="49.30476">
                <text:p>49.3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256">
                <text:p>34.256</text:p>
              </table:table-cell>
              <table:table-cell office:value-type="float" office:value="36.232">
                <text:p>36.232</text:p>
              </table:table-cell>
              <table:table-cell office:value-type="float" office:value="59.462">
                <text:p>59.462</text:p>
              </table:table-cell>
              <table:table-cell office:value-type="float" office:value="11.23377">
                <text:p>11.23377</text:p>
              </table:table-cell>
              <table:table-cell office:value-type="float" office:value="49.30476">
                <text:p>49.3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228">
                <text:p>34.228</text:p>
              </table:table-cell>
              <table:table-cell office:value-type="float" office:value="35.896">
                <text:p>35.896</text:p>
              </table:table-cell>
              <table:table-cell office:value-type="float" office:value="56.722">
                <text:p>56.722</text:p>
              </table:table-cell>
              <table:table-cell office:value-type="float" office:value="10.88175">
                <text:p>10.88175</text:p>
              </table:table-cell>
              <table:table-cell office:value-type="float" office:value="79.19448">
                <text:p>79.19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968">
                <text:p>33.968</text:p>
              </table:table-cell>
              <table:table-cell office:value-type="float" office:value="39.746">
                <text:p>39.746</text:p>
              </table:table-cell>
              <table:table-cell office:value-type="float" office:value="55.214">
                <text:p>55.214</text:p>
              </table:table-cell>
              <table:table-cell office:value-type="float" office:value="10.88178">
                <text:p>10.88178</text:p>
              </table:table-cell>
              <table:table-cell office:value-type="float" office:value="73.59042">
                <text:p>73.59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796">
                <text:p>33.796</text:p>
              </table:table-cell>
              <table:table-cell office:value-type="float" office:value="39.104">
                <text:p>39.104</text:p>
              </table:table-cell>
              <table:table-cell office:value-type="float" office:value="54.232">
                <text:p>54.232</text:p>
              </table:table-cell>
              <table:table-cell office:value-type="float" office:value="10.88178">
                <text:p>10.88178</text:p>
              </table:table-cell>
              <table:table-cell office:value-type="float" office:value="69.50682">
                <text:p>69.50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306">
                <text:p>34.306</text:p>
              </table:table-cell>
              <table:table-cell office:value-type="float" office:value="38.646">
                <text:p>38.646</text:p>
              </table:table-cell>
              <table:table-cell office:value-type="float" office:value="53.61">
                <text:p>53.61</text:p>
              </table:table-cell>
              <table:table-cell office:value-type="float" office:value="10.88175">
                <text:p>10.88175</text:p>
              </table:table-cell>
              <table:table-cell office:value-type="float" office:value="66.62076">
                <text:p>66.62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296">
                <text:p>36.296</text:p>
              </table:table-cell>
              <table:table-cell office:value-type="float" office:value="37.896">
                <text:p>37.896</text:p>
              </table:table-cell>
              <table:table-cell office:value-type="float" office:value="52.636">
                <text:p>52.636</text:p>
              </table:table-cell>
              <table:table-cell office:value-type="float" office:value="10.80699">
                <text:p>10.80699</text:p>
              </table:table-cell>
              <table:table-cell office:value-type="float" office:value="64.42797">
                <text:p>64.42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024">
                <text:p>36.024</text:p>
              </table:table-cell>
              <table:table-cell office:value-type="float" office:value="37.63">
                <text:p>37.63</text:p>
              </table:table-cell>
              <table:table-cell office:value-type="float" office:value="52.27">
                <text:p>52.27</text:p>
              </table:table-cell>
              <table:table-cell office:value-type="float" office:value="10.80699">
                <text:p>10.80699</text:p>
              </table:table-cell>
              <table:table-cell office:value-type="float" office:value="62.74773">
                <text:p>62.74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818">
                <text:p>35.818</text:p>
              </table:table-cell>
              <table:table-cell office:value-type="float" office:value="37.414">
                <text:p>37.414</text:p>
              </table:table-cell>
              <table:table-cell office:value-type="float" office:value="51.876">
                <text:p>51.876</text:p>
              </table:table-cell>
              <table:table-cell office:value-type="float" office:value="10.80699">
                <text:p>10.80699</text:p>
              </table:table-cell>
              <table:table-cell office:value-type="float" office:value="61.40328">
                <text:p>61.40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604">
                <text:p>35.604</text:p>
              </table:table-cell>
              <table:table-cell office:value-type="float" office:value="37.242">
                <text:p>37.242</text:p>
              </table:table-cell>
              <table:table-cell office:value-type="float" office:value="51.644">
                <text:p>51.644</text:p>
              </table:table-cell>
              <table:table-cell office:value-type="float" office:value="14.52333">
                <text:p>14.52333</text:p>
              </table:table-cell>
              <table:table-cell office:value-type="float" office:value="60.30342">
                <text:p>60.30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46">
                <text:p>35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5597">
                <text:p>14.2559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